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5bae6" officeooo:paragraph-rsid="0005bae6"/>
    </style:style>
    <style:style style:name="P2" style:family="paragraph" style:parent-style-name="Standard">
      <style:text-properties officeooo:rsid="00064147" officeooo:paragraph-rsid="00064147"/>
    </style:style>
    <style:style style:name="P3" style:family="paragraph" style:parent-style-name="Text_20_body">
      <style:text-properties officeooo:rsid="000612ce" officeooo:paragraph-rsid="000612ce"/>
    </style:style>
    <style:style style:name="P4" style:family="paragraph" style:parent-style-name="Heading_20_1">
      <style:text-properties officeooo:rsid="00069e6b" officeooo:paragraph-rsid="00069e6b"/>
    </style:style>
    <style:style style:name="P5" style:family="paragraph" style:parent-style-name="Text_20_body" style:list-style-name="L1">
      <style:text-properties officeooo:rsid="0005bae6" officeooo:paragraph-rsid="0005bae6"/>
    </style:style>
    <style:style style:name="P6" style:family="paragraph" style:parent-style-name="Text_20_body" style:list-style-name="L1">
      <style:text-properties officeooo:rsid="000612ce" officeooo:paragraph-rsid="000612ce"/>
    </style:style>
    <style:style style:name="P7" style:family="paragraph" style:parent-style-name="Text_20_body">
      <style:text-properties officeooo:rsid="000612ce" officeooo:paragraph-rsid="000612ce"/>
    </style:style>
    <style:style style:name="P8" style:family="paragraph" style:parent-style-name="Text_20_body" style:list-style-name="L1">
      <style:text-properties officeooo:rsid="00064147" officeooo:paragraph-rsid="00064147"/>
    </style:style>
    <style:style style:name="P9" style:family="paragraph" style:parent-style-name="Text_20_body">
      <style:text-properties officeooo:rsid="00069e6b" officeooo:paragraph-rsid="00069e6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itulo</text:h>
      <text:p text:style-name="P2">Primeros pasos en marchine learning: Dominando los árboles de decisión</text:p>
      <text:h text:style-name="Heading_20_1" text:outline-level="1">Descripción</text:h>
      <text:p text:style-name="P9">Taller hand-on completo, orientado a quienes nunca han trabajado en proyectos de machine learning.</text:p>
      <text:p text:style-name="P9">El objetivo es que cada participante pueda terminar con un modelo de machine learning completamente funcional en su notebook.</text:p>
      <text:p text:style-name="P9">Se verán tanto temas teóricos como prácticos, directamente relacionados a la creación de modelos de machine learning como al análisis y procesamiento de los datos que alimentarán esos modelos.</text:p>
      <text:p text:style-name="P3">Conoceremos los diferentes tipos de algoritmos disponibles y su utilización.</text:p>
      <text:p text:style-name="P3">Ahondaremos en uno de los modelos predictivos más conocidos, el árbol de decisión.</text:p>
      <text:p text:style-name="P3">Abordaremos el tratamiento de los datos con los que nuestro modelo “aprenderá”; qué sucede con los datos faltantes y los outliers, cómo afectan a nuestro modelo y las diferentes estrategias para tratarlos.</text:p>
      <text:p text:style-name="P3">Utilizaremos diferentes técnicas que nos permitirán ir mejorando los valores arrojados por nuestro modelo.</text:p>
      <text:h text:style-name="P4" text:outline-level="1">Prerequisitos</text:h>
      <text:p text:style-name="P9">Saber python (no es necesario ser un experto)</text:p>
      <text:p text:style-name="P9">Haber trabajado alguna vez en un Jupyer notebook</text:p>
      <text:h text:style-name="Heading_20_1" text:outline-level="1">Temas a tratar</text:h>
      <text:list text:style-name="L1">
        <text:list-item>
          <text:p text:style-name="P5">Análisis exploratorio de datos</text:p>
        </text:list-item>
        <text:list-item>
          <text:p text:style-name="P5">Detección de outliers y datos faltantes, estrategias para su tratamiento</text:p>
        </text:list-item>
        <text:list-item>
          <text:p text:style-name="P6">Diferencia entre aprendizaje supervisado y no supervisado, algoritmos disponibles</text:p>
        </text:list-item>
        <text:list-item>
          <text:p text:style-name="P6">Árboles de decisión</text:p>
        </text:list-item>
        <text:list-item>
          <text:p text:style-name="P6">Estrategias de separación de datos en training/testing/validación</text:p>
        </text:list-item>
        <text:list-item>
          <text:p text:style-name="P8">Matriz de confusión, métricas para evaluación de modelos</text:p>
        </text:list-item>
        <text:list-item>
          <text:p text:style-name="P6">Optimización de hiper-parámetros, diferentes estrategias</text:p>
        </text:list-item>
        <text:list-item>
          <text:p text:style-name="P6">Comprensión de la importancia de las variables en los modelos, uso de los valores de Shapley</text:p>
        </text:list-item>
        <text:list-item>
          <text:p text:style-name="P6">Feature engineering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08:17:46.554000000</meta:creation-date>
    <dc:date>2023-07-14T11:44:21.496000000</dc:date>
    <meta:editing-duration>PT2H56M35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3" meta:word-count="236" meta:character-count="1590" meta:non-whitespace-character-count="1386"/>
  </office:meta>
</office:document-meta>
</file>